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>
  <semantics>
    <mtable>
      <mtr>
        <mtd>
          <mrow>
            <mi>O</mi>
            <mi mathvariant="italic">caso</mi>
            <mi mathvariant="italic">de</mi>
            <mi mathvariant="italic">retirar</mi>
            <mi>o</mi>
            <mi>v</mi>
            <mi>é</mi>
            <mi mathvariant="italic">vulgarmente</mi>
            <mi mathvariant="italic">chamado</mi>
            <mi mathvariant="italic">de</mi>
            <mi mathvariant="italic">bombeamento</mi>
            <mi mathvariant="italic">para</mi>
            <mi mathvariant="italic">trás</mi>
            <mi>,</mi>
          </mrow>
        </mtd>
      </mtr>
      <mtr>
        <mtd>
          <mrow>
            <mi mathvariant="italic">enquanto</mi>
            <mi mathvariant="italic">enquanto</mi>
            <mi mathvariant="italic">multiplicar</mi>
            <mi>n</mi>
            <mi mathvariant="italic">vezes</mi>
            <mi>v</mi>
            <mi mathvariant="italic">por</mi>
            <mi>v</mi>
            <mi mathvariant="italic">de</mi>
            <mi mathvariant="italic">bombeamento</mi>
            <mi mathvariant="italic">para</mi>
            <mi mathvariant="italic">frente</mi>
            <mn>.</mn>
          </mrow>
        </mtd>
      </mtr>
      <mtr>
        <mtd>
          <mrow/>
        </mtd>
      </mtr>
      <mtr>
        <mtd>
          <mrow>
            <mrow>
              <mi>L</mi>
              <mo stretchy="false">=</mo>
              <mrow>
                <msup>
                  <mi>a</mi>
                  <mi>p</mi>
                </msup>
                <mo stretchy="false">/</mo>
                <mi>p</mi>
              </mrow>
            </mrow>
            <mi>é</mi>
            <mrow>
              <mi mathvariant="italic">primo</mi>
              <mo stretchy="false">−</mo>
              <mi mathvariant="italic">assumindo</mi>
            </mrow>
            <mi mathvariant="italic">que</mi>
            <mi>L</mi>
            <mi>é</mi>
            <mi mathvariant="italic">regular</mi>
            <mn>.</mn>
          </mrow>
        </mtd>
      </mtr>
      <mtr>
        <mtd>
          <mrow>
            <mi>n</mi>
            <mo stretchy="false">=</mo>
            <mn>3</mn>
          </mrow>
        </mtd>
      </mtr>
      <mtr>
        <mtd>
          <mrow>
            <mi mathvariant="italic">decomposição</mi>
            <mi mathvariant="normal">:</mi>
            <mrow>
              <mi mathvariant="italic">uvw</mi>
              <mo stretchy="false">=</mo>
              <msup>
                <mi>a</mi>
                <mrow>
                  <mo fence="true" form="prefix" stretchy="true">|</mo>
                  <mrow>
                    <mi>u</mi>
                  </mrow>
                  <mo fence="true" form="postfix" stretchy="true">|</mo>
                </mrow>
              </msup>
            </mrow>
            <msup>
              <mi>a</mi>
              <mrow>
                <mo fence="true" form="prefix" stretchy="true">|</mo>
                <mrow>
                  <mi>v</mi>
                </mrow>
                <mo fence="true" form="postfix" stretchy="true">|</mo>
              </mrow>
            </msup>
            <msup>
              <mi>a</mi>
              <mrow>
                <mo fence="true" form="prefix" stretchy="true">|</mo>
                <mrow>
                  <mi>w</mi>
                </mrow>
                <mo fence="true" form="postfix" stretchy="true">|</mo>
              </mrow>
            </msup>
          </mrow>
        </mtd>
      </mtr>
      <mtr>
        <mtd>
          <mrow>
            <mi mathvariant="italic">condicional</mi>
            <mi mathvariant="normal">:</mi>
            <mrow>
              <mrow>
                <mo fence="true" form="prefix" stretchy="true">|</mo>
                <mrow>
                  <mi mathvariant="italic">uv</mi>
                </mrow>
                <mo fence="true" form="postfix" stretchy="true">|</mo>
              </mrow>
              <mo stretchy="false">≤</mo>
              <mi>n</mi>
            </mrow>
            <mi mathvariant="normal">:</mi>
            <mi mathvariant="normal">:</mi>
            <mi mathvariant="normal">:</mi>
            <mi mathvariant="normal">:</mi>
            <mi mathvariant="normal">:</mi>
            <mi mathvariant="italic">uv</mi>
            <mi mathvariant="italic">com</mi>
            <mi mathvariant="italic">no</mi>
            <mi mathvariant="italic">máximo</mi>
            <mi>p</mi>
            <mi mathvariant="italic">símbolos</mi>
            <mn>.</mn>
          </mrow>
        </mtd>
      </mtr>
      <mtr>
        <mtd>
          <mrow>
            <mi mathvariant="italic">condicional</mi>
            <mi mathvariant="normal">:</mi>
            <mrow>
              <mrow>
                <mo fence="true" form="prefix" stretchy="true">|</mo>
                <mrow>
                  <mi>v</mi>
                </mrow>
                <mo fence="true" form="postfix" stretchy="true">|</mo>
              </mrow>
              <mo stretchy="false">=</mo>
              <mrow>
                <mo fence="true" form="prefix" stretchy="false">(</mo>
                <mrow>
                  <mrow>
                    <mi>j</mi>
                    <mo stretchy="false">&gt;</mo>
                    <mn>0</mn>
                  </mrow>
                </mrow>
                <mo fence="true" form="postfix" stretchy="false">)</mo>
              </mrow>
            </mrow>
            <mi mathvariant="normal">:</mi>
            <mi mathvariant="normal">:</mi>
            <mi mathvariant="normal">:</mi>
            <mi mathvariant="normal">:</mi>
            <mi mathvariant="normal">:</mi>
            <mi>v</mi>
            <mi mathvariant="italic">com</mi>
            <mi mathvariant="italic">pelo</mi>
            <mi mathvariant="italic">menos</mi>
            <mn>1</mn>
            <mi mathvariant="italic">símbolos</mi>
          </mrow>
        </mtd>
      </mtr>
      <mtr>
        <mtd>
          <mrow>
            <mi mathvariant="italic">então</mi>
            <mi mathvariant="italic">podemos</mi>
            <mi mathvariant="italic">fazer</mi>
            <mrow>
              <mi>u</mi>
              <mo stretchy="false">=</mo>
              <mn>1</mn>
            </mrow>
            <mi>;</mi>
            <mrow>
              <mi>v</mi>
              <mo stretchy="false">=</mo>
              <mn>3</mn>
            </mrow>
            <mi>;</mi>
            <mrow>
              <mi>w</mi>
              <mo stretchy="false">=</mo>
              <mn>1</mn>
            </mrow>
          </mrow>
        </mtd>
      </mtr>
      <mtr>
        <mtd>
          <mrow>
            <mi mathvariant="italic">fazendo</mi>
            <msup>
              <mi mathvariant="italic">uv</mi>
              <mn>2</mn>
            </msup>
            <mi>w</mi>
            <mi mathvariant="normal">:</mi>
            <mi mathvariant="normal">:</mi>
            <mi mathvariant="normal">:</mi>
            <mi mathvariant="normal">:</mi>
            <mi mathvariant="normal">:</mi>
            <mrow>
              <mi>u</mi>
              <mo stretchy="false">=</mo>
              <mn>1</mn>
            </mrow>
            <mi>;</mi>
            <mrow>
              <mi>v</mi>
              <mo stretchy="false">=</mo>
              <mn>6</mn>
            </mrow>
            <mi>;</mi>
            <mrow>
              <mi>w</mi>
              <mo stretchy="false">=</mo>
              <mn>1</mn>
            </mrow>
          </mrow>
        </mtd>
      </mtr>
      <mtr>
        <mtd>
          <mrow>
            <munder>
              <munder>
                <mi>a</mi>
                <mo stretchy="true">⏟</mo>
              </munder>
              <mi>u</mi>
            </munder>
            <munder>
              <munder>
                <mrow>
                  <mi mathvariant="italic">aaa</mi>
                  <mi mathvariant="italic">aaa</mi>
                </mrow>
                <mo stretchy="true">⏟</mo>
              </munder>
              <mi>v</mi>
            </munder>
            <munder>
              <munder>
                <mi>a</mi>
                <mo stretchy="true">⏟</mo>
              </munder>
              <mi>w</mi>
            </munder>
          </mrow>
        </mtd>
      </mtr>
      <mtr>
        <mtd>
          <mrow>
            <mi mathvariant="italic">nesse</mi>
            <mi mathvariant="italic">caso</mi>
            <mi mathvariant="italic">fica</mi>
            <msup>
              <mi>a</mi>
              <mn>8</mn>
            </msup>
          </mrow>
        </mtd>
      </mtr>
      <mtr>
        <mtd>
          <mrow>
            <mi mathvariant="italic">Como</mi>
            <mn>8</mn>
            <mi mathvariant="italic">não</mi>
            <mi>é</mi>
            <mi mathvariant="italic">valor</mi>
            <mi mathvariant="italic">primo</mi>
            <mi>a</mi>
            <mi mathvariant="italic">linguagem</mi>
            <mi>L</mi>
            <mi mathvariant="italic">não</mi>
            <mi>é</mi>
            <mi mathvariant="italic">regular</mi>
            <mi>.</mi>
          </mrow>
        </mtd>
      </mtr>
    </mtable>
    <annotation encoding="StarMath 5.0">O caso de retirar o v é vulgarmente chamado de bombeamento para trás, 
newline
enquanto enquanto multiplicar n vezes v por v de bombeamento para frente.
newline
newline
L = a^{p}/p é primo - assumindo que L é regular.
newline
n = 3
newline 
decomposição: uvw = a^{abs{u}}a^{abs{v}}a^{abs{w}}
newline
condicional: abs{ uv } &lt;= n ::::: uv com no máximo p símbolos. 
newline
condicional: abs{ v } = (j &gt; 0) ::::: v com pelo menos 1 símbolos
newline
então podemos fazer u = 1 ; v = 3 ; w = 1
newline
fazendo uv^{ 2 }w ::::: u = 1 ; v = 6 ; w = 1
newline
{a} underbrace {u} {aaa aaa} underbrace {v} {a} underbrace {w}
newline
nesse caso fica a^{ 8 }
newline
Como 8 não é valor primo a linguagem L não é regular.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23:39:30.344608141</meta:creation-date>
    <dc:date>2021-11-18T10:21:32.375699970</dc:date>
    <meta:editing-duration>PT28M52S</meta:editing-duration>
    <meta:editing-cycles>5</meta:editing-cycles>
    <meta:generator>LibreOffice/7.1.6.2$Linux_X86_64 LibreOffice_project/10$Build-2</meta:generator>
  </office:meta>
</office:document-meta>
</file>